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03F5B7F98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175cm"/>
    </style:style>
    <style:style style:name="pr3" style:family="presentation" style:parent-style-name="Default-outline1">
      <style:graphic-properties fo:min-height="12.808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329cm" svg:height="3.175cm" svg:x="1.27cm" svg:y="2.54cm" presentation:class="title">
          <draw:text-box>
            <text:p>What's “Bitcoin”?</text:p>
          </draw:text-box>
        </draw:frame>
        <draw:frame presentation:style-name="pr3" draw:layer="layout" svg:width="25.199cm" svg:height="13.058cm" svg:x="1.4cm" svg:y="5.715cm" presentation:class="outline">
          <draw:text-box>
            <text:list text:style-name="L2">
              <text:list-item>
                <text:p>Unit of currency of the Bitcoin system</text:p>
              </text:list-item>
              <text:list-item>
                <text:p>Nothing physical, just a number associated with a Bitcoin address<text:line-break/></text:p>
              </text:list-item>
              <text:list-item>
                <text:p>The Bitcoin system is actually a book keeping system<text:line-break/></text:p>
              </text:list-item>
              <text:list-item>
                <text:p>Designed by “someone” called Satosh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329cm" svg:height="3.175cm" svg:x="1.27cm" svg:y="2.54cm" presentation:class="title">
          <draw:text-box>
            <text:p>How can I get some?</text:p>
          </draw:text-box>
        </draw:frame>
        <draw:frame presentation:style-name="pr3" draw:layer="layout" svg:width="25.199cm" svg:height="13.058cm" svg:x="1.4cm" svg:y="5.715cm" presentation:class="outline">
          <draw:text-box>
            <text:list text:style-name="L2">
              <text:list-item>
                <text:p>Buy them on an exchange such as Mt. Gox or #bitcoin-otc on FreeNode.</text:p>
              </text:list-item>
              <text:list-item>
                <text:p>Accept Bitcoins as payment for goods or services.</text:p>
              </text:list-item>
              <text:list-item>
                <text:p>Find a local trader on tradebitcoin (or somewhere else) and trade with him in cash.</text:p>
              </text:list-item>
              <text:list-item>
                <text:p>Create a new block (currently yields 50 Bitcoins).</text:p>
              </text:list-item>
              <text:list-item>
                <text:p>Participate in a mining pool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329cm" svg:height="3.175cm" svg:x="1.27cm" svg:y="2.54cm" presentation:class="title">
          <draw:text-box>
            <text:p>How are Bitcoins created?</text:p>
          </draw:text-box>
        </draw:frame>
        <draw:frame presentation:style-name="pr3" draw:layer="layout" svg:width="25.199cm" svg:height="13.058cm" svg:x="1.4cm" svg:y="5.715cm" presentation:class="outline">
          <draw:text-box>
            <text:list text:style-name="L2">
              <text:list-item>
                <text:p>Solve a difficult mathematical problem</text:p>
              </text:list-item>
              <text:list-item>
                <text:p>This yields a “block”</text:p>
              </text:list-item>
              <text:list-item>
                <text:p>The system awards you a certain number of Bitcoins (currently: 50BTC)</text:p>
              </text:list-item>
              <text:list-item>
                <text:p>Blocks are then used to store “transactions”</text:p>
              </text:list-item>
              <text:list-item>
                <text:p>Each block depends on its predecessor block</text:p>
              </text:list-item>
              <text:list-item>
                <text:p>All blocks form a block cha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329cm" svg:height="3.175cm" svg:x="1.27cm" svg:y="2.54cm" presentation:class="title">
          <draw:text-box>
            <text:p>So I can create money?</text:p>
          </draw:text-box>
        </draw:frame>
        <draw:frame presentation:style-name="pr3" draw:layer="layout" svg:width="25.199cm" svg:height="13.058cm" svg:x="1.4cm" svg:y="5.715cm" presentation:class="outline" presentation:user-transformed="true">
          <draw:text-box>
            <text:list text:style-name="L2">
              <text:list-item>
                <text:p>Yes</text:p>
              </text:list-item>
              <text:list-item>
                <text:p>Difficulty increases with the number blocks generated</text:p>
              </text:list-item>
              <text:list-item>
                <text:p>Amount of will get from calculating a block will become less</text:p>
              </text:list-item>
              <text:list-item>
                <text:p>Amount of Bitcoins is limited by design to 10.5 Million coi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329cm" svg:height="3.175cm" svg:x="1.27cm" svg:y="2.54cm" presentation:class="title">
          <draw:text-box>
            <text:p>How do I create “money”?</text:p>
          </draw:text-box>
        </draw:frame>
        <draw:frame presentation:style-name="pr3" draw:layer="layout" svg:width="25.199cm" svg:height="13.058cm" svg:x="1.4cm" svg:y="5.715cm" presentation:class="outline">
          <draw:text-box>
            <text:list text:style-name="L2">
              <text:list-item>
                <text:p>Bitcoin mining</text:p>
              </text:list-item>
              <text:list-item>
                <text:p>Either on your own or via pool mining</text:p>
              </text:list-item>
              <text:list-item>
                <text:p>By now it's very difficult to find new blocks</text:p>
                <text:list>
                  <text:list-item>
                    <text:p>Very powerful hardware requi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329cm" svg:height="3.175cm" svg:x="1.27cm" svg:y="2.54cm" presentation:class="title">
          <draw:text-box>
            <text:p>How to I transfer money?</text:p>
          </draw:text-box>
        </draw:frame>
        <draw:frame presentation:style-name="pr3" draw:layer="layout" svg:width="25.199cm" svg:height="13.058cm" svg:x="1.4cm" svg:y="5.715cm" presentation:class="outline">
          <draw:text-box>
            <text:list text:style-name="L2">
              <text:list-item>
                <text:p>Transfer funds from one address to another</text:p>
              </text:list-item>
              <text:list-item>
                <text:p>Announce your (signed) transaction to the network</text:p>
              </text:list-item>
              <text:list-item>
                <text:p>The peer-to-peer network verifies your transaction by signing it as well</text:p>
              </text:list-item>
              <text:list-item>
                <text:p>This way your transaction will be included into bloc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329cm" svg:height="3.175cm" svg:x="1.27cm" svg:y="2.54cm" presentation:class="title" presentation:user-transformed="true">
          <draw:text-box>
            <text:p>Why's the government scared?</text:p>
          </draw:text-box>
        </draw:frame>
        <draw:frame presentation:style-name="pr3" draw:layer="layout" svg:width="25.199cm" svg:height="13.058cm" svg:x="1.4cm" svg:y="5.715cm" presentation:class="outline">
          <draw:text-box>
            <text:list text:style-name="L2">
              <text:list-item>
                <text:p>It's not their money</text:p>
              </text:list-item>
              <text:list-item>
                <text:p>Very difficult to track (anonymou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329cm" svg:height="3.175cm" svg:x="1.27cm" svg:y="2.54cm" presentation:class="title">
          <draw:text-box>
            <text:p>So, how much is it worth?</text:p>
          </draw:text-box>
        </draw:frame>
        <draw:frame presentation:style-name="pr3" draw:layer="layout" svg:width="25.199cm" svg:height="13.058cm" svg:x="1.4cm" svg:y="5.715cm" presentation:class="outline" presentation:user-transformed="true">
          <draw:text-box>
            <text:list text:style-name="L2">
              <text:list-item>
                <text:p>Started off at fractions of cents</text:p>
              </text:list-item>
              <text:list-item>
                <text:p>By January 2011: ~0.30 USD</text:p>
              </text:list-item>
              <text:list-item>
                <text:p>Peaked at ~32.00 USD a short while ago</text:p>
              </text:list-item>
              <text:list-item>
                <text:p>Dropped back down to ~16.00 USD</text:p>
              </text:list-item>
              <text:list-item>
                <text:p>In short: it fluctuates a lo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329cm" svg:height="3.175cm" svg:x="1.27cm" svg:y="2.54cm" presentation:class="title">
          <draw:text-box>
            <text:p>Is this real?</text:p>
          </draw:text-box>
        </draw:frame>
        <draw:frame presentation:style-name="pr3" draw:layer="layout" svg:width="25.199cm" svg:height="13.058cm" svg:x="1.4cm" svg:y="5.715cm" presentation:class="outline">
          <draw:text-box>
            <text:list text:style-name="L2">
              <text:list-item>
                <text:p>As real as you make it</text:p>
              </text:list-item>
              <text:list-item>
                <text:p>Rule #1: Don't spend money you don't ha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329cm" svg:height="3.175cm" svg:x="1.27cm" svg:y="2.54cm" presentation:class="title">
          <draw:text-box>
            <text:p>More Information</text:p>
          </draw:text-box>
        </draw:frame>
        <draw:frame presentation:style-name="pr3" draw:text-style-name="P2" draw:layer="layout" svg:width="25.199cm" svg:height="13.058cm" svg:x="1.4cm" svg:y="5.715cm" presentation:class="outline">
          <draw:text-box>
            <text:list text:style-name="L2">
              <text:list-item>
                <text:p text:style-name="P2"><text:span text:style-name="T1">bitcoin.org</text:span></text:p>
              </text:list-item>
              <text:list-item>
                <text:p text:style-name="P2"><text:span text:style-name="T1">Satoshi's paper: bitcoin.org/bitcoin.pd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329cm" svg:height="3.175cm" svg:x="1.27cm" svg:y="2.54cm" presentation:class="title">
          <draw:text-box>
            <text:p>Meta</text:p>
          </draw:text-box>
        </draw:frame>
        <draw:frame presentation:style-name="pr3" draw:text-style-name="P2" draw:layer="layout" svg:width="25.199cm" svg:height="13.058cm" svg:x="1.4cm" svg:y="5.715cm" presentation:class="outline">
          <draw:text-box>
            <text:list text:style-name="L2">
              <text:list-item>
                <text:p text:style-name="P2"><text:span text:style-name="T1"><text:a xlink:href="mailto:hadez@shackspace.de">hadez@shackspace.de</text:a></text:span></text:p>
              </text:list-item>
              <text:list-item>
                <text:p text:style-name="P2"><text:span text:style-name="T1">@hdznrr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329cm" svg:height="3.175cm" svg:x="1.27cm" svg:y="2.54cm" presentation:class="title" presentation:placeholder="true">
        <draw:text-box/>
      </draw:frame>
      <draw:frame presentation:style-name="Default-outline1" draw:layer="backgroundobjects" svg:width="25.199cm" svg:height="13.058cm" svg:x="1.4cm" svg:y="5.715cm" presentation:class="outline" presentation:placeholder="true">
        <draw:text-box/>
      </draw:frame>
      <draw:frame presentation:style-name="Mpr1" draw:text-style-name="MP1" draw:layer="backgroundobjects" svg:width="6.523cm" svg:height="0.894cm" svg:x="1.4cm" svg:y="19.685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0.894cm" svg:x="9.576cm" svg:y="19.685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0.894cm" svg:x="20.075cm" svg:y="19.685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10.581cm" svg:height="2.221cm" svg:x="1.27cm" svg:y="0.635cm">
        <draw:image xlink:href="Pictures/100002010000012C0000003F5B7F982E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jehle </meta:initial-creator>
    <meta:creation-date>2011-06-18T14:43:02</meta:creation-date>
    <meta:editing-duration>PT1H20M50S</meta:editing-duration>
    <meta:editing-cycles>15</meta:editing-cycles>
    <dc:date>2011-06-18T16:03:48</dc:date>
    <dc:creator>gjehle </dc:creator>
    <meta:generator>LibreOffice/3.3$Linux LibreOffice_project/330m19$Build-202</meta:generator>
    <meta:document-statistic meta:object-count="68"/>
  </office:meta>
</office:document-meta>
</file>